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ing_20_1" style:list-style-name="">
      <style:paragraph-properties fo:text-align="center" style:justify-single-word="false"/>
    </style:style>
    <style:style style:name="P4" style:family="paragraph" style:parent-style-name="Heading_20_1">
      <style:paragraph-properties fo:text-align="center" style:justify-single-word="false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/>
      <text:h text:style-name="P4" text:outline-level="1">Annex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nexes<text:tab/>V1.0</text:p>
      </style:header>
      <style:footer>
        <text:p text:style-name="MP2">Page :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8T16:15:58</meta:creation-date>
    <dc:title>model</dc:title>
    <meta:editing-duration>PT28S</meta:editing-duration>
    <meta:editing-cycles>4</meta:editing-cycles>
    <meta:generator>LibreOffice/3.5$Linux_x86 LibreOffice_project/350m1$Build-2</meta:generator>
    <meta:initial-creator>RASOLO Guillaume</meta:initial-creator>
    <dc:date>2013-09-18T16:32:08</dc:date>
    <dc:creator>RASOLO Guillaume</dc:creator>
    <meta:document-statistic meta:table-count="0" meta:image-count="0" meta:object-count="0" meta:page-count="2" meta:paragraph-count="3" meta:word-count="6" meta:character-count="29" meta:non-whitespace-character-count="26"/>
    <meta:template xlink:type="simple" xlink:actuate="onRequest" xlink:title="model" xlink:href="../../.config/libreoffice/3/user/template/model.ott" meta:date="2013-09-18T16:28:07"/>
  </office:meta>
</office:document-meta>
</file>